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44DB76A14B734552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950e" draw:opacity="30%" draw:textarea-horizontal-align="justify" draw:textarea-vertical-align="middle" draw:auto-grow-height="false" fo:min-height="0.7cm" fo:min-width="3.15cm" fo:padding-top="0.15cm" fo:padding-bottom="0.15cm" fo:padding-left="0.275cm" fo:padding-right="0.275cm" draw:shadow-opacity="30%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ff950e" draw:opacity="30%" draw:textarea-horizontal-align="justify" draw:textarea-vertical-align="middle" draw:auto-grow-height="false" fo:min-height="1.6cm" fo:min-width="3.15cm" fo:padding-top="0.15cm" fo:padding-bottom="0.15cm" fo:padding-left="0.275cm" fo:padding-right="0.275cm" draw:shadow-opacity="30%"/>
    </style:style>
    <style:style style:name="gr3" style:family="graphic" style:parent-style-name="standard">
      <style:graphic-properties svg:stroke-width="0.05cm" svg:stroke-color="#000000" draw:marker-start-width="0.355cm" draw:marker-end-width="0.355cm" draw:fill-color="#ff950e" draw:opacity="30%" draw:textarea-horizontal-align="justify" draw:textarea-vertical-align="middle" draw:auto-grow-height="false" fo:min-height="0.7cm" fo:min-width="4.35cm" fo:padding-top="0.15cm" fo:padding-bottom="0.15cm" fo:padding-left="0.275cm" fo:padding-right="0.275cm" draw:shadow-opacity="30%"/>
    </style:style>
    <style:style style:name="gr4" style:family="graphic" style:parent-style-name="standard">
      <style:graphic-properties svg:stroke-width="0.05cm" svg:stroke-color="#000000" draw:marker-start-width="0.355cm" draw:marker-end-width="0.355cm" draw:fill-color="#ff950e" draw:opacity="30%" draw:textarea-horizontal-align="justify" draw:textarea-vertical-align="middle" draw:auto-grow-height="false" fo:min-height="2.5cm" fo:min-width="4.35cm" fo:padding-top="0.15cm" fo:padding-bottom="0.15cm" fo:padding-left="0.275cm" fo:padding-right="0.275cm" draw:shadow-opacity="30%"/>
    </style:style>
    <style:style style:name="gr5" style:family="graphic" style:parent-style-name="standard">
      <style:graphic-properties svg:stroke-width="0.05cm" svg:stroke-color="#000000" draw:marker-start-width="0.355cm" draw:marker-end-width="0.355cm" draw:fill-color="#ff950e" draw:opacity="30%" draw:textarea-horizontal-align="justify" draw:textarea-vertical-align="middle" draw:auto-grow-height="false" fo:min-height="1.1cm" fo:min-width="3.15cm" fo:padding-top="0.15cm" fo:padding-bottom="0.15cm" fo:padding-left="0.275cm" fo:padding-right="0.275cm" draw:shadow-opacity="30%"/>
    </style:style>
    <style:style style:name="gr6" style:family="graphic" style:parent-style-name="standard">
      <style:graphic-properties svg:stroke-width="0.05cm" svg:stroke-color="#000000" draw:marker-start-width="0.355cm" draw:marker-end-width="0.355cm" draw:fill-color="#ff950e" draw:opacity="30%" draw:textarea-horizontal-align="justify" draw:textarea-vertical-align="middle" draw:auto-grow-height="false" fo:min-height="0.7cm" fo:min-width="6.55cm" fo:padding-top="0.15cm" fo:padding-bottom="0.15cm" fo:padding-left="0.275cm" fo:padding-right="0.275cm" draw:shadow-opacity="30%"/>
    </style:style>
    <style:style style:name="gr7" style:family="graphic" style:parent-style-name="standard">
      <style:graphic-properties svg:stroke-width="0.05cm" svg:stroke-color="#000000" draw:marker-start-width="0.355cm" draw:marker-end-width="0.355cm" draw:fill-color="#ff950e" draw:opacity="30%" draw:textarea-horizontal-align="justify" draw:textarea-vertical-align="middle" draw:auto-grow-height="false" fo:min-height="5.6cm" fo:min-width="6.55cm" fo:padding-top="0.15cm" fo:padding-bottom="0.15cm" fo:padding-left="0.275cm" fo:padding-right="0.275cm" draw:shadow-opacity="30%"/>
    </style:style>
    <style:style style:name="gr8" style:family="graphic" style:parent-style-name="standard">
      <style:graphic-properties svg:stroke-width="0.05cm" svg:stroke-color="#000000" draw:marker-start-width="0.355cm" draw:marker-end-width="0.355cm" draw:fill-color="#ff950e" draw:opacity="30%" draw:textarea-horizontal-align="justify" draw:textarea-vertical-align="middle" draw:auto-grow-height="false" fo:min-height="2.5cm" fo:min-width="3.15cm" fo:padding-top="0.15cm" fo:padding-bottom="0.15cm" fo:padding-left="0.275cm" fo:padding-right="0.275cm" draw:shadow-opacity="30%"/>
    </style:style>
    <style:style style:name="gr9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.882cm" fo:min-width="4.447cm" fo:padding-top="0.15cm" fo:padding-bottom="0.15cm" fo:padding-left="0.275cm" fo:padding-right="0.275cm" fo:wrap-option="no-wrap"/>
    </style:style>
    <style:style style:name="gr10" style:family="graphic" style:parent-style-name="standard">
      <style:graphic-properties svg:stroke-width="0.05cm" svg:stroke-color="#000000" draw:marker-start-width="0.355cm" draw:marker-end-width="0.355cm" draw:fill-color="#ff950e" draw:opacity="30%" draw:textarea-horizontal-align="justify" draw:textarea-vertical-align="middle" draw:auto-grow-height="false" fo:min-height="0.7cm" fo:min-width="6.05cm" fo:padding-top="0.15cm" fo:padding-bottom="0.15cm" fo:padding-left="0.275cm" fo:padding-right="0.275cm" draw:shadow-opacity="30%"/>
    </style:style>
    <style:style style:name="gr11" style:family="graphic" style:parent-style-name="standard">
      <style:graphic-properties svg:stroke-width="0.05cm" svg:stroke-color="#000000" draw:marker-start-width="0.355cm" draw:marker-end-width="0.355cm" draw:fill-color="#ff950e" draw:opacity="30%" draw:textarea-horizontal-align="justify" draw:textarea-vertical-align="middle" draw:auto-grow-height="false" fo:min-height="4.5cm" fo:min-width="6.05cm" fo:padding-top="0.15cm" fo:padding-bottom="0.15cm" fo:padding-left="0.275cm" fo:padding-right="0.275cm" draw:shadow-opacity="30%"/>
    </style:style>
    <style:style style:name="gr12" style:family="graphic" style:parent-style-name="standard">
      <style:graphic-properties svg:stroke-width="0.05cm" svg:stroke-color="#000000" draw:marker-start-width="0.355cm" draw:marker-end-width="0.355cm" draw:fill-color="#ff950e" draw:opacity="30%" draw:textarea-horizontal-align="justify" draw:textarea-vertical-align="middle" draw:auto-grow-height="false" fo:min-height="8.8cm" fo:min-width="6.05cm" fo:padding-top="0.15cm" fo:padding-bottom="0.15cm" fo:padding-left="0.275cm" fo:padding-right="0.275cm" draw:shadow-opacity="30%"/>
    </style:style>
    <style:style style:name="gr13" style:family="graphic" style:parent-style-name="standard">
      <style:graphic-properties svg:stroke-width="0.05cm" svg:stroke-color="#000000" draw:marker-start-width="0.355cm" draw:marker-end-width="0.355cm" draw:fill-color="#ff950e" draw:opacity="30%" draw:textarea-horizontal-align="justify" draw:textarea-vertical-align="middle" draw:auto-grow-height="false" fo:min-height="1.6cm" fo:min-width="4.35cm" fo:padding-top="0.15cm" fo:padding-bottom="0.15cm" fo:padding-left="0.275cm" fo:padding-right="0.275cm" draw:shadow-opacity="30%"/>
    </style:style>
    <style:style style:name="gr14" style:family="graphic" style:parent-style-name="standard">
      <style:graphic-properties svg:stroke-width="0.05cm" svg:stroke-color="#000000" draw:marker-start-width="0.355cm" draw:marker-end-width="0.355cm" draw:fill-color="#ff950e" draw:opacity="30%" draw:textarea-horizontal-align="justify" draw:textarea-vertical-align="middle" draw:auto-grow-height="false" fo:min-height="1.1cm" fo:min-width="3.15cm" fo:padding-top="0.15cm" fo:padding-bottom="0.15cm" fo:padding-left="0.275cm" fo:padding-right="0.275cm" draw:shadow-opacity="30%"/>
    </style:style>
    <style:style style:name="gr1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loext:graphic-properties draw:fill-color="#ff950e" draw:opacity="30%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950e" draw:opacity="30%"/>
      <style:paragraph-properties fo:text-align="start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3.7cm" svg:height="1cm" svg:x="11cm" svg:y="6cm">
          <text:p text:style-name="P1">Bebid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7cm" svg:height="1.9cm" svg:x="11cm" svg:y="7cm">
          <text:p text:style-name="P3">tipo</text:p>
          <text:p text:style-name="P3">preç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9cm" svg:height="1cm" svg:x="5.4cm" svg:y="12.6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cm" svg:height="2.8cm" svg:x="5.4cm" svg:y="13.6cm">
          <text:p text:style-name="P3">nome</text:p>
          <text:p text:style-name="P3">endereço</text:p>
          <text:p text:style-name="P3">telefon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1cm" svg:x="11cm" svg:y="12.6cm">
          <text:p text:style-name="P1">Vendedo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7cm" svg:height="1.4cm" svg:x="11cm" svg:y="13.6cm">
          <text:p text:style-name="P3">nom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1cm" svg:height="1cm" svg:x="15.3cm" svg:y="2.4cm">
          <text:p text:style-name="P1">Pedido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1cm" svg:height="5.9cm" svg:x="15.3cm" svg:y="3.4cm">
          <text:p text:style-name="P3">listaPizzas</text:p>
          <text:p text:style-name="P3">listaBebidas</text:p>
          <text:p text:style-name="P3">taxaEntrega</text:p>
          <text:p text:style-name="P3">totalPedido</text:p>
          <text:p text:style-name="P3">cliente</text:p>
          <text:p text:style-name="P3">vendedor</text:p>
          <text:p text:style-name="P3">pronto?</text:p>
          <text:p text:style-name="P3">entregue?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1cm" svg:x="6.6cm" svg:y="6cm">
          <text:p text:style-name="P1">Pizza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7cm" svg:height="2.8cm" svg:x="6.6cm" svg:y="7cm">
          <text:p text:style-name="P3">sabor</text:p>
          <text:p text:style-name="P3">preço</text:p>
          <text:p text:style-name="P3">comBorda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1cm" svg:height="3.1cm" svg:x="5.3cm" svg:y="0.1cm">
          <text:p text:style-name="P1">Eis aqui como ficou</text:p>
          <text:p text:style-name="P1">o nosso sistema!</text:p>
          <draw:enhanced-geometry svg:viewBox="0 0 21600 21600" draw:glue-points="10800 0 3160 3160 0 10800 3160 18440 10800 21600 18440 18440 21600 10800 18440 3160 ?f14 ?f15" draw:text-areas="3200 3200 18400 18400" draw:type="round-callout" draw:modifiers="-2372.62357414449 21265.6562399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2" draw:layer="layout" svg:width="6.6cm" svg:height="1cm" svg:x="22.9cm" svg:y="2.4cm">
          <text:p text:style-name="P1">Pizzaria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.6cm" svg:height="4.8cm" svg:x="22.9cm" svg:y="3.4cm">
          <text:p text:style-name="P3">nome</text:p>
          <text:p text:style-name="P3">listaClientes</text:p>
          <text:p text:style-name="P3">listaVendedores</text:p>
          <text:p text:style-name="P3">listaBebidas</text:p>
          <text:p text:style-name="P3">listaPizzas</text:p>
          <text:p text:style-name="P3">listaPedidos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6cm" svg:height="9.1cm" svg:x="22.9cm" svg:y="8.2cm">
          <text:p text:style-name="P3">cadastrarCliente</text:p>
          <text:p text:style-name="P3">cadastrarVendedor</text:p>
          <text:p text:style-name="P3">cadastrarBebida</text:p>
          <text:p text:style-name="P3">cadastrarPizza</text:p>
          <text:p text:style-name="P3">fazerPedido</text:p>
          <text:p text:style-name="P3">alterarDadosCliente</text:p>
          <text:p text:style-name="P3">alterarDadosPizza</text:p>
          <text:p text:style-name="P3">alterarDadosBebida</text:p>
          <text:p text:style-name="P3">definirPedidoPronto</text:p>
          <text:p text:style-name="P3">definirPedidoEntregue</text:p>
          <text:p text:style-name="P3">cancelarPedido</text:p>
          <text:p text:style-name="P3"><text:s text:c="15"/>: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1cm" svg:height="5.9cm" svg:x="15.3cm" svg:y="9.3cm">
          <text:p text:style-name="P3">adicionarPizza</text:p>
          <text:p text:style-name="P3">adicionarBebida</text:p>
          <text:p text:style-name="P3">definirCliente</text:p>
          <text:p text:style-name="P3">definirVendedor</text:p>
          <text:p text:style-name="P3">calcularTaxaEntrega</text:p>
          <text:p text:style-name="P3">calcularTotalPedido</text:p>
          <text:p text:style-name="P3">indicarPedidoPronto</text:p>
          <text:p text:style-name="P3">indicarPedidoEntregu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7cm" svg:height="1.9cm" svg:x="11cm" svg:y="8.9cm">
          <text:p text:style-name="P3">alterarPreço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7cm" svg:height="1.9cm" svg:x="6.6cm" svg:y="9.8cm">
          <text:p text:style-name="P3">alterarPreço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9cm" svg:height="1.9cm" svg:x="5.4cm" svg:y="16.4cm">
          <text:p text:style-name="P3">alterarEndereço</text:p>
          <text:p text:style-name="P3">alterarTelefone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7cm" svg:height="1.4cm" svg:x="11cm" svg:y="15cm">
          <text:p/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7.9cm" svg:height="7.164cm" svg:x="0.4cm" svg:y="1.436cm">
          <draw:image xlink:href="Pictures/10000201000002BC00000244DB76A14B734552E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5T17:51:52.951967739</meta:creation-date>
    <dc:date>2022-06-12T07:55:07.984040726</dc:date>
    <meta:editing-duration>PT15M49S</meta:editing-duration>
    <meta:editing-cycles>5</meta:editing-cycles>
    <meta:generator>LibreOffice/6.0.7.3$Linux_X86_64 LibreOffice_project/00m0$Build-3</meta:generator>
    <meta:document-statistic meta:object-count="20"/>
  </office:meta>
</office:document-meta>
</file>